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67e" officeooo:paragraph-rsid="0007e67e"/>
    </style:style>
    <style:style style:name="P2" style:family="paragraph" style:parent-style-name="Standard">
      <style:text-properties officeooo:rsid="0007e67e" officeooo:paragraph-rsid="000c92f6"/>
    </style:style>
    <style:style style:name="P3" style:family="paragraph" style:parent-style-name="Standard">
      <style:text-properties officeooo:paragraph-rsid="0007e67e"/>
    </style:style>
    <style:style style:name="P4" style:family="paragraph" style:parent-style-name="Standard">
      <style:text-properties officeooo:rsid="000c92f6" officeooo:paragraph-rsid="000c92f6"/>
    </style:style>
    <style:style style:name="P5" style:family="paragraph" style:parent-style-name="Standard">
      <style:text-properties officeooo:rsid="000da40e" officeooo:paragraph-rsid="000da40e"/>
    </style:style>
    <style:style style:name="P6" style:family="paragraph" style:parent-style-name="Standard">
      <style:text-properties officeooo:rsid="000da40e" officeooo:paragraph-rsid="000da40e"/>
    </style:style>
    <style:style style:name="T1" style:family="text">
      <style:text-properties officeooo:rsid="00097d36"/>
    </style:style>
    <style:style style:name="T2" style:family="text">
      <style:text-properties officeooo:rsid="0009c609"/>
    </style:style>
    <style:style style:name="T3" style:family="text">
      <style:text-properties officeooo:rsid="000b2d31"/>
    </style:style>
    <style:style style:name="T4" style:family="text">
      <style:text-properties officeooo:rsid="000b9dcf"/>
    </style:style>
    <style:style style:name="T5" style:family="text">
      <style:text-properties officeooo:rsid="000c92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eo för alla </text:p>
      <text:p text:style-name="P1"/>
      <text:p text:style-name="P1">Vad är paleo<text:tab/>Historia<text:tab/><text:span text:style-name="T3">vad kan jag äta</text:span><text:tab/>Recept<text:tab/><text:tab/><text:tab/><text:span text:style-name="T2">om mig/</text:span><text:span text:style-name="T3">kontakt </text:span><text:span text:style-name="T4">Q</text:span><text:span text:style-name="T5">&amp;</text:span><text:span text:style-name="T4">A</text:span></text:p>
      <text:p text:style-name="P1"><text:tab/><text:tab/><text:tab/><text:tab/><text:tab/><text:tab/>gröt<text:tab/>middag<text:tab/>efterrätt</text:p>
      <text:p text:style-name="P3"><text:tab/><text:tab/><text:tab/><text:tab/><text:tab/><text:tab/><text:span text:style-name="T1">(tabell portioner)</text:span></text:p>
      <text:p text:style-name="P3"/>
      <text:p text:style-name="P3"/>
      <text:p text:style-name="P3"/>
      <text:p text:style-name="P3"/>
      <text:p text:style-name="P2"><text:span text:style-name="T4">Q</text:span><text:span text:style-name="T5">&amp;</text:span><text:span text:style-name="T4">A:</text:span></text:p>
      <text:p text:style-name="P4">Måste man äta massa kött?</text:p>
      <text:p text:style-name="P4"/>
      <text:p text:style-name="P4">Kan man äta paleo som vegetarian?</text:p>
      <text:p text:style-name="P4"/>
      <text:p text:style-name="P4">Kan man äta paleo som Vegan?</text:p>
      <text:p text:style-name="P4"/>
      <text:p text:style-name="P5">Är paleo samma som carnivore</text:p>
      <text:p text:style-name="P5"/>
      <text:p text:style-name="P5"/>
      <text:p text:style-name="P5"><text:a xlink:type="simple" xlink:href="https://www.gloomaps.com/d4z9AfodDN" text:style-name="Internet_20_link" text:visited-style-name="Visited_20_Internet_20_Link">https://www.gloomaps.com/d4z9AfodDN</text:a></text:p>
      <text:p text:style-name="P5">https://app.creately.com/d/ZDSij65aSQn/ed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4T15:11:56.431867028</meta:creation-date>
    <meta:generator>LibreOffice/6.4.7.2$Linux_X86_64 LibreOffice_project/40$Build-2</meta:generator>
    <dc:date>2023-07-25T14:17:29.481293384</dc:date>
    <meta:editing-duration>PT2H40M38S</meta:editing-duration>
    <meta:editing-cycles>9</meta:editing-cycles>
    <meta:document-statistic meta:table-count="0" meta:image-count="0" meta:object-count="0" meta:page-count="1" meta:paragraph-count="11" meta:word-count="45" meta:character-count="327" meta:non-whitespace-character-count="278"/>
  </office:meta>
</office:document-meta>
</file>